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853" officeooo:paragraph-rsid="001f7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1"/>
      <text:p text:style-name="P1">Create a simple Java application that simulates a basic calculator. The calculator should be able </text:p>
      <text:p text:style-name="P1">to perform addition, subtraction, multiplication, and division operations based on user input. </text:p>
      <text:p text:style-name="P1"/>
      <text:p text:style-name="P1"/>
      <text:p text:style-name="P1"/>
      <text:p text:style-name="P1"/>
      <text:p text:style-name="P1">SOURCE CODE :</text:p>
      <text:p text:style-name="P1"/>
      <text:p text:style-name="P1">import java.util.Scanner;</text:p>
      <text:p text:style-name="P1"/>
      <text:p text:style-name="P1">public class calculator {</text:p>
      <text:p text:style-name="P1"/>
      <text:p text:style-name="P1"><text:s text:c="4"/>public static void main(String[] args) {</text:p>
      <text:p text:style-name="P1"><text:s text:c="8"/>Scanner scanner = new Scanner(System.in);</text:p>
      <text:p text:style-name="P1"/>
      <text:p text:style-name="P1"><text:s text:c="8"/>System.out.println("Choose an operation:");</text:p>
      <text:p text:style-name="P1"><text:s text:c="8"/>System.out.println("1. Addition");</text:p>
      <text:p text:style-name="P1"><text:s text:c="8"/>System.out.println("2. Subtraction");</text:p>
      <text:p text:style-name="P1"><text:s text:c="8"/>System.out.println("3. Multiplication");</text:p>
      <text:p text:style-name="P1"><text:s text:c="8"/>System.out.println("4. Division");</text:p>
      <text:p text:style-name="P1"><text:s text:c="8"/>System.out.println("5. Exit");</text:p>
      <text:p text:style-name="P1"/>
      <text:p text:style-name="P1"><text:s text:c="8"/>while(true){</text:p>
      <text:p text:style-name="P1"/>
      <text:p text:style-name="P1"><text:s text:c="12"/>System.out.print("Enter choice : ");</text:p>
      <text:p text:style-name="P1"><text:s text:c="12"/>int choice = scanner.nextInt();</text:p>
      <text:p text:style-name="P1"/>
      <text:p text:style-name="P1"><text:s text:c="12"/>if (choice == 5) {</text:p>
      <text:p text:style-name="P1"><text:s text:c="16"/>System.out.println("Exit..");</text:p>
      <text:p text:style-name="P1"><text:s text:c="16"/>break;</text:p>
      <text:p text:style-name="P1"><text:s text:c="12"/>}</text:p>
      <text:p text:style-name="P1"><text:s text:c="12"/></text:p>
      <text:p text:style-name="P1"><text:s text:c="12"/>System.out.print("Enter first number: ");</text:p>
      <text:p text:style-name="P1"><text:s text:c="12"/>double num1 = scanner.nextDouble();</text:p>
      <text:p text:style-name="P1"><text:s text:c="12"/>System.out.print("Enter second number: ");</text:p>
      <text:p text:style-name="P1"><text:s text:c="12"/>double num2 = scanner.nextDouble();</text:p>
      <text:p text:style-name="P1"/>
      <text:p text:style-name="P1"><text:s text:c="12"/></text:p>
      <text:p text:style-name="P1"/>
      <text:p text:style-name="P1"><text:s text:c="12"/>double result;</text:p>
      <text:p text:style-name="P1"><text:s text:c="12"/>switch (choice) {</text:p>
      <text:p text:style-name="P1"><text:s text:c="16"/>case 1:</text:p>
      <text:p text:style-name="P1"><text:s text:c="20"/>result = num1 + num2;</text:p>
      <text:p text:style-name="P1"><text:s text:c="20"/>System.out.println("Result: " + result);</text:p>
      <text:p text:style-name="P1"><text:s text:c="20"/>break;</text:p>
      <text:p text:style-name="P1"><text:s text:c="16"/>case 2:</text:p>
      <text:p text:style-name="P1"><text:s text:c="20"/>result = num1 - num2;</text:p>
      <text:p text:style-name="P1"><text:s text:c="20"/>System.out.println("Result: " + result);</text:p>
      <text:p text:style-name="P1"><text:s text:c="20"/>break;</text:p>
      <text:p text:style-name="P1"><text:s text:c="16"/>case 3:</text:p>
      <text:p text:style-name="P1"><text:soft-page-break/><text:s text:c="20"/>result = num1 * num2;</text:p>
      <text:p text:style-name="P1"><text:s text:c="20"/>System.out.println("Result: " + result);</text:p>
      <text:p text:style-name="P1"><text:s text:c="20"/>break;</text:p>
      <text:p text:style-name="P1"><text:s text:c="16"/>case 4:</text:p>
      <text:p text:style-name="P1"><text:s text:c="20"/>if (num2 != 0) {</text:p>
      <text:p text:style-name="P1"><text:s text:c="24"/>result = num1 / num2;</text:p>
      <text:p text:style-name="P1"><text:s text:c="24"/>System.out.println("Result: " + result);</text:p>
      <text:p text:style-name="P1"><text:s text:c="20"/>} else {</text:p>
      <text:p text:style-name="P1"><text:s text:c="24"/>System.out.println("Error: Division by zero is not allowed.");</text:p>
      <text:p text:style-name="P1"><text:s text:c="20"/>}</text:p>
      <text:p text:style-name="P1"><text:s text:c="20"/>break;</text:p>
      <text:p text:style-name="P1"><text:s text:c="16"/>default:</text:p>
      <text:p text:style-name="P1"><text:s text:c="20"/>System.out.println("Invalid choice. Please choose a number between 1 and 5.");</text:p>
      <text:p text:style-name="P1"><text:s text:c="12"/>}</text:p>
      <text:p text:style-name="P1"/>
      <text:p text:style-name="P1"/>
      <text:p text:style-name="P1"><text:s text:c="8"/>}</text:p>
      <text:p text:style-name="P1"><text:s text:c="8"/>scanner.close(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 :</text:p>
      <text:p text:style-name="P1"/>
      <text:p text:style-name="P1">Create a Java program that calculates the grade based on marks entered by the user.</text:p>
      <text:p text:style-name="P1"/>
      <text:p text:style-name="P1"/>
      <text:p text:style-name="P1"/>
      <text:p text:style-name="P1">SOURCE CODE :</text:p>
      <text:p text:style-name="P1"/>
      <text:p text:style-name="P1">import java.util.Scanner;</text:p>
      <text:p text:style-name="P1"/>
      <text:p text:style-name="P1">public class grades {</text:p>
      <text:p text:style-name="P1"><text:s text:c="4"/>public static void main(String[] args) {</text:p>
      <text:p text:style-name="P1"><text:s text:c="8"/>Scanner sc = new Scanner(System.in);</text:p>
      <text:p text:style-name="P1"><text:s text:c="8"/>boolean grade = true;</text:p>
      <text:p text:style-name="P1"><text:s text:c="8"/>while (grade) {</text:p>
      <text:p text:style-name="P1"><text:s text:c="12"/>System.out.println("Enter the Marks : ");</text:p>
      <text:p text:style-name="P1"><text:s text:c="12"/>int marks = sc.nextInt();</text:p>
      <text:p text:style-name="P1"><text:s text:c="12"/>sc.nextLine(); // Consume the newline character</text:p>
      <text:p text:style-name="P1"/>
      <text:p text:style-name="P1"><text:s text:c="12"/>if (marks &gt;= 90) {</text:p>
      <text:p text:style-name="P1"><text:s text:c="16"/>System.out.println("The student is graded A");</text:p>
      <text:p text:style-name="P1"><text:s text:c="12"/>} else if (marks &gt;= 80) {</text:p>
      <text:p text:style-name="P1"><text:s text:c="16"/>System.out.println("The student is graded B");</text:p>
      <text:p text:style-name="P1"><text:s text:c="12"/>} else if (marks &gt;= 70) {</text:p>
      <text:p text:style-name="P1"><text:s text:c="16"/>System.out.println("The student is graded C");</text:p>
      <text:p text:style-name="P1"><text:s text:c="12"/>} else if (marks &gt;= 60) {</text:p>
      <text:p text:style-name="P1"><text:s text:c="16"/>System.out.println("The student is graded D");</text:p>
      <text:p text:style-name="P1"><text:s text:c="12"/>} else if(marks&gt;=50){</text:p>
      <text:p text:style-name="P1"><text:s text:c="16"/>System.out.println("The student is graded E");</text:p>
      <text:p text:style-name="P1"><text:s text:c="12"/>} else {</text:p>
      <text:p text:style-name="P1"><text:s text:c="16"/>System.out.println("The student has Failed");</text:p>
      <text:p text:style-name="P1"><text:s text:c="12"/>}</text:p>
      <text:p text:style-name="P1"/>
      <text:p text:style-name="P1"><text:s text:c="12"/>System.out.println("Do you want to check more grades? (y/n) : ");</text:p>
      <text:p text:style-name="P1"><text:s text:c="12"/>String res = sc.nextLine().toLowerCase();</text:p>
      <text:p text:style-name="P1"><text:s text:c="12"/>if (!res.equals("y")) {</text:p>
      <text:p text:style-name="P1"><text:s text:c="16"/>grade = false;</text:p>
      <text:p text:style-name="P1"><text:s text:c="12"/>}</text:p>
      <text:p text:style-name="P1"><text:s text:c="8"/>}</text:p>
      <text:p text:style-name="P1"><text:s text:c="8"/>System.out.println("Exit...");</text:p>
      <text:p text:style-name="P1"><text:s text:c="8"/>sc.close(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6T13:38:21.395488016</meta:creation-date>
    <dc:date>2024-07-16T13:42:14.149923761</dc:date>
    <meta:editing-duration>PT3M53S</meta:editing-duration>
    <meta:editing-cycles>1</meta:editing-cycles>
    <meta:document-statistic meta:table-count="0" meta:image-count="0" meta:object-count="0" meta:page-count="3" meta:paragraph-count="90" meta:word-count="327" meta:character-count="3380" meta:non-whitespace-character-count="2095"/>
    <meta:generator>LibreOffice/6.4.7.2$Linux_X86_64 LibreOffice_project/40$Build-2</meta:generator>
  </office:meta>
</office:document-meta>
</file>